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834DF6A41272A097FCF.png" manifest:media-type="image/png"/>
  <manifest:file-entry manifest:full-path="Pictures/10000201000004B000000834721EAF12D6FBC4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8.889cm" svg:x="1.001cm" svg:y="1.00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9cm" svg:height="8.889cm" draw:transform="rotate (-3.14159265358979) translate (6.079cm 20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9cm" svg:height="8.889cm" svg:x="6.208cm" svg:y="1.00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9cm" svg:height="8.889cm" draw:transform="rotate (-3.14159265358979) translate (11.286cm 20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9cm" svg:height="8.889cm" svg:x="11.415cm" svg:y="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9cm" svg:height="8.889cm" draw:transform="rotate (-3.14159265358979) translate (16.493cm 19.999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9cm" svg:height="8.889cm" svg:x="16.622cm" svg:y="1.00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9cm" svg:height="8.889cm" draw:transform="rotate (-3.14159265358979) translate (21.7cm 20cm)">
          <draw:image xlink:href="Pictures/10000201000004B000000834DF6A41272A097FCF.png" xlink:type="simple" xlink:show="embed" xlink:actuate="onLoad">
            <text:p/>
          </draw:image>
        </draw:frame>
        <draw:frame draw:style-name="gr1" draw:text-style-name="P1" draw:layer="layout" svg:width="5.079cm" svg:height="8.889cm" svg:x="21.829cm" svg:y="1.001cm">
          <draw:image xlink:href="Pictures/10000201000004B000000834721EAF12D6FBC4D6.png" xlink:type="simple" xlink:show="embed" xlink:actuate="onLoad">
            <text:p/>
          </draw:image>
        </draw:frame>
        <draw:frame draw:style-name="gr1" draw:text-style-name="P1" draw:layer="layout" svg:width="5.079cm" svg:height="8.889cm" draw:transform="rotate (-3.14159265358979) translate (26.907cm 20cm)">
          <draw:image xlink:href="Pictures/10000201000004B000000834DF6A41272A097F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1:51:24.277656628</meta:creation-date>
    <dc:date>2019-11-13T14:31:42.152840118</dc:date>
    <meta:editing-duration>PT8M24S</meta:editing-duration>
    <meta:editing-cycles>5</meta:editing-cycles>
    <meta:generator>LibreOffice/6.0.7.3$Linux_X86_64 LibreOffice_project/00m0$Build-3</meta:generator>
    <meta:document-statistic meta:object-count="10"/>
  </office:meta>
</office:document-meta>
</file>